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ivel 1:</text:p>
      <text:p text:style-name="Standard">. 3 series de 10 dominadas supinas o neutras / 2:30 descanso</text:p>
      <text:p text:style-name="Standard">. 3 series de 7 dominadas pronas / 2:00 descanso</text:p>
      <text:p text:style-name="Standard">. 3 series de 20-30' isométrico arriba en prono / 1:30 descanso</text:p>
      <text:p text:style-name="Standard">. 3 series de 15 remos con rodillas apoyadas / 1:30 descanso</text:p>
      <text:p text:style-name="Standard">Nivel 2:</text:p>
      <text:p text:style-name="Standard">. 3 series de 8 pronas / 2:30 descanso</text:p>
      <text:p text:style-name="Standard">. 3 series de 10 dominadas supinas o neutras / 2:30 descanso</text:p>
      <text:p text:style-name="Standard">. 3 series de 10 remos con gemelos apoyados / 2:00 descanso</text:p>
      <text:p text:style-name="Standard">. EMOM 5': 10 australianas pronas muy inclinadas</text:p>
      <text:p text:style-name="Standard">Nivel 3:</text:p>
      <text:p text:style-name="Standard">. 3 series de 10 pronas / 2:30 descanso</text:p>
      <text:p text:style-name="Standard">. 3 series de 10 supinas o neutras / 2:30 descanso</text:p>
      <text:p text:style-name="Standard">. 3 series de 12 remos con gemelos apoyados / 2:00 descanso</text:p>
      <text:p text:style-name="Standard">. 3 series de 10 australianas pronos amplias muy inclinadas / 2:00 descanso</text:p>
      <text:p text:style-name="Standard">Nivel 4:</text:p>
      <text:p text:style-name="Standard">. 3 series de 12 pronas / 2:30 descanso</text:p>
      <text:p text:style-name="Standard">. 2 Cluster de supinas o neutras: 6-6-5-5-4-4 / 30' descanso</text:p>
      <text:p text:style-name="Standard">. EMOM 5': 8 remos con gemelos apoyados</text:p>
      <text:p text:style-name="Standard">. 3 series de 30' isométrico a 90° en supino / 1:30 descanso</text:p>
      <text:p text:style-name="Standard">Nivel 5:</text:p>
      <text:p text:style-name="Standard">. 3 series de 15 pronas / 3:00 descanso</text:p>
      <text:p text:style-name="Standard">. 3 biseries de 8 supinas + 10 australianas pronos muy inclinados / 2:30 descanso</text:p>
      <text:p text:style-name="Standard">. EMOM 5': 10 remos con pies apoyados</text:p>
      <text:p text:style-name="Standard">. 3 series de 8 remos explosivos muy inclinados / 1:30 descanso</text:p>
      <text:p text:style-name="Standard">Nivel 6:</text:p>
      <text:p text:style-name="Standard">. 3 series de 16 pronas / 3:00 descanso</text:p>
      <text:p text:style-name="Standard">. 3 biseries de 10 supinas + 10 remos con pies apoyados / 2:30 descanso</text:p>
      <text:p text:style-name="Standard">. EMOM 8': 8 remos muy inclinados</text:p>
      <text:p text:style-name="Standard">. 3 series de 10 pronas explosivas en suelo / 1:00 descanso</text:p>
      <text:p text:style-name="Standard">Nivel 7:</text:p>
      <text:p text:style-name="Standard">. 3 series de 18 pronas / 3:30 descanso</text:p>
      <text:p text:style-name="Standard">. 3 triseries de 10 supinas + 10 australianas muy inclinadas + 10 remos con pies apoyados/ 2:30 descanso</text:p>
      <text:p text:style-name="Standard">. 3 series de 12 remos amplios muy inclinados / 1:30 descanso</text:p>
      <text:p text:style-name="Standard">EMOM 5': 15 australianas explosivas</text:p>
      <text:p text:style-name="Standard">Nivel 8:</text:p>
      <text:p text:style-name="Standard">. 3 series de 20 pronas / 4:00 descanso</text:p>
      <text:p text:style-name="Standard">. 3 series de 12 supinas / 2:00 descanso</text:p>
      <text:p text:style-name="Standard">. 3 series de 15 remos con pies apoyados / 2:30 descanso</text:p>
      <text:p text:style-name="Standard">EMOM 5': 12 australianas supinas muy inclinada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13:34:05.247082684</meta:creation-date>
    <dc:date>2024-08-26T13:35:22.125707680</dc:date>
    <meta:editing-duration>PT1M17S</meta:editing-duration>
    <meta:editing-cycles>1</meta:editing-cycles>
    <meta:document-statistic meta:table-count="0" meta:image-count="0" meta:object-count="0" meta:page-count="1" meta:paragraph-count="40" meta:word-count="358" meta:character-count="1764" meta:non-whitespace-character-count="1446"/>
    <meta:generator>LibreOffice/7.3.7.2$Linux_X86_64 LibreOffice_project/30$Build-2</meta:generator>
  </office:meta>
</office:document-meta>
</file>